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modern" style:font-pitch="fixed"/>
    <style:font-face style:name="Malgun Gothic1" svg:font-family="'Malgun Gothic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Source Sans Pro" svg:font-family="'Source Sans Pro'" style:font-family-generic="swiss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in" fo:margin-right="0in" fo:text-align="justify" style:justify-single-word="false" fo:orphans="2" fo:widows="2" fo:text-indent="0in" style:auto-text-indent="false"/>
      <style:text-properties style:font-name="Source Sans Pro"/>
    </style:style>
    <style:style style:name="P2" style:family="paragraph" style:parent-style-name="Preformatted_20_Text">
      <style:paragraph-properties fo:margin-left="0in" fo:margin-right="0in" fo:text-align="justify" style:justify-single-word="false" fo:orphans="2" fo:widows="2" fo:text-indent="0in" style:auto-text-indent="false"/>
      <style:text-properties style:font-name="Source Sans Pro" officeooo:paragraph-rsid="000ea16a"/>
    </style:style>
    <style:style style:name="P3" style:family="paragraph" style:parent-style-name="Preformatted_20_Text">
      <style:paragraph-properties fo:margin-left="0in" fo:margin-right="0in" fo:text-align="justify" style:justify-single-word="false" fo:orphans="2" fo:widows="2" fo:text-indent="0in" style:auto-text-indent="false"/>
      <style:text-properties style:font-name="Source Sans Pro" officeooo:paragraph-rsid="001719c3"/>
    </style:style>
    <style:style style:name="P4" style:family="paragraph" style:parent-style-name="Preformatted_20_Text">
      <style:paragraph-properties fo:margin-left="0in" fo:margin-right="0in" fo:text-align="justify" style:justify-single-word="false" fo:orphans="2" fo:widows="2" fo:text-indent="0in" style:auto-text-indent="false"/>
      <style:text-properties style:font-name="Source Sans Pro" officeooo:paragraph-rsid="0017562e"/>
    </style:style>
    <style:style style:name="P5" style:family="paragraph" style:parent-style-name="Preformatted_20_Text">
      <style:paragraph-properties fo:margin-left="0in" fo:margin-right="0in" fo:text-align="justify" style:justify-single-word="false" fo:orphans="2" fo:widows="2" fo:text-indent="0in" style:auto-text-indent="false"/>
      <style:text-properties style:font-name="Source Sans Pro" officeooo:rsid="0019ba8d" officeooo:paragraph-rsid="0019ba8d"/>
    </style:style>
    <style:style style:name="P6" style:family="paragraph" style:parent-style-name="Preformatted_20_Text">
      <style:paragraph-properties fo:margin-left="0in" fo:margin-right="0in" fo:text-align="justify" style:justify-single-word="false" fo:orphans="2" fo:widows="2" fo:text-indent="0in" style:auto-text-indent="false"/>
      <style:text-properties style:font-name="Source Sans Pro" officeooo:rsid="001b3c36" officeooo:paragraph-rsid="001b3c36"/>
    </style:style>
    <style:style style:name="P7" style:family="paragraph" style:parent-style-name="Preformatted_20_Text">
      <style:paragraph-properties fo:margin-left="0in" fo:margin-right="0in" fo:text-align="justify" style:justify-single-word="false" fo:orphans="2" fo:widows="2" fo:text-indent="0in" style:auto-text-indent="false"/>
      <style:text-properties officeooo:paragraph-rsid="0021ba5d"/>
    </style:style>
    <style:style style:name="T1" style:family="text">
      <style:text-properties officeooo:rsid="000c5ed9"/>
    </style:style>
    <style:style style:name="T2" style:family="text">
      <style:text-properties officeooo:rsid="000ea16a"/>
    </style:style>
    <style:style style:name="T3" style:family="text">
      <style:text-properties officeooo:rsid="0010abed"/>
    </style:style>
    <style:style style:name="T4" style:family="text">
      <style:text-properties officeooo:rsid="001719c3"/>
    </style:style>
    <style:style style:name="T5" style:family="text">
      <style:text-properties officeooo:rsid="0019510a"/>
    </style:style>
    <style:style style:name="T6" style:family="text">
      <style:text-properties officeooo:rsid="0019ba8d"/>
    </style:style>
    <style:style style:name="T7" style:family="text">
      <style:text-properties officeooo:rsid="001c6037"/>
    </style:style>
    <style:style style:name="T8" style:family="text">
      <style:text-properties officeooo:rsid="001e45b5"/>
    </style:style>
    <style:style style:name="T9" style:family="text">
      <style:text-properties officeooo:rsid="0021ba5d"/>
    </style:style>
    <style:style style:name="T10" style:family="text">
      <style:text-properties fo:font-variant="normal" fo:text-transform="none" fo:color="#bd0000" loext:opacity="100%" style:font-name="monospace" fo:font-size="10.5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21ba5d"/>
    </style:style>
    <style:style style:name="T13" style:family="text">
      <style:text-properties style:font-name="Source Sans Pro" officeooo:rsid="001b3c36"/>
    </style:style>
    <style:style style:name="T14" style:family="text">
      <style:text-properties style:font-name="Source Sans Pro" officeooo:rsid="0021ba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<text:span text:style-name="T6">*</text:span></text:p>
      <text:p text:style-name="P1">/* ====== */</text:p>
      <text:p text:style-name="P1">/* GLOBAL */</text:p>
      <text:p text:style-name="P1">/* ====== */</text:p>
      <text:p text:style-name="P1"/>
      <text:p text:style-name="P1">* {</text:p>
      <text:p text:style-name="P1"><text:s text:c="4"/>--heading-font: EB Garamond, serif;</text:p>
      <text:p text:style-name="P1"><text:s text:c="4"/>--primary-font: <text:span text:style-name="T7">My Soul, cursive;</text:span></text:p>
      <text:p text:style-name="P1"><text:s text:c="4"/>--secondary-font: <text:span text:style-name="T8">IM Fell English</text:span>, <text:span text:style-name="T8">serif</text:span>;</text:p>
      <text:p text:style-name="P1"><text:s text:c="8"/></text:p>
      <text:p text:style-name="P3">--primary-color: RGB(135, 206, 235) /*#<text:span text:style-name="T4">87ceeb</text:span>*/;</text:p>
      <text:p text:style-name="P1"><text:s text:c="4"/>--header-color: RGB(255, 201, 60) /*FFC93C*/;</text:p>
      <text:p text:style-name="P1"><text:s text:c="4"/>--secondary-color: RGB(2<text:span text:style-name="T4">44</text:span>, <text:span text:style-name="T4">157</text:span>, <text:span text:style-name="T4">26</text:span>) /*#F49D1A*/;</text:p>
      <text:p text:style-name="P1"><text:s text:c="4"/>--highlight-color: RGB(0, 129, 180) /*0081B4*/;</text:p>
      <text:p text:style-name="P1"><text:s text:c="4"/>--border-color: RGB(80, 80, 80) /*#505050*/;</text:p>
      <text:p text:style-name="P1"><text:s text:c="4"/>--lightborder-color: RGB(90, 90, 90) /*#5A5A5A*/;</text:p>
      <text:p text:style-name="P1"><text:s text:c="4"/></text:p>
      <text:p text:style-name="P1"><text:s text:c="4"/>--heading1-background: -webkit-linear-gradient(RGB(170, 170, 170) /*#AAAAAA*/, RGB(150, 150, 150) /*#969696*/, RGB(130, 130, 130) /*#828282*/, RGB(110, 110, 110) /*6E6E6E*/, RGB(90, 90, 90) /*#5A5A5A*/, RGB(90, 90, 90)) /*#5A5A5A*/;</text:p>
      <text:p text:style-name="P1"/>
      <text:p text:style-name="P1"><text:s text:c="4"/>--heading2-background: <text:s/>-webkit-linear-gradient(RGB(110, 110, 110) /*6E6E6E*/, RGB(90, 90, 90)) /*#5A5A5A*/;</text:p>
      <text:p text:style-name="P1"/>
      <text:p text:style-name="P1"><text:s text:c="4"/></text:p>
      <text:p text:style-name="P1"><text:s text:c="4"/>--box-background: RGBA(140, 140, 140, 0.1) /*#8C8C8C*/;</text:p>
      <text:p text:style-name="P1">}</text:p>
      <text:p text:style-name="P1"/>
      <text:p text:style-name="P1">/* ===== */</text:p>
      <text:p text:style-name="P1">/* FONTS */</text:p>
      <text:p text:style-name="P1">/* ===== */</text:p>
      <text:p text:style-name="P1"/>
      <text:p text:style-name="P1">/* vietnamese */</text:p>
      <text:p text:style-name="P1">@font-face {</text:p>
      <text:p text:style-name="P1"><text:s text:c="2"/>font-family: My Soul;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mysoul/v2/3XFqErcuy945_u6KJ_0vklnn.woff2);</text:p>
      <text:p text:style-name="P1"><text:s text:c="2"/>unicode-range: U+0102-0103, U+0110-0111, U+0128-0129, U+0168-0169, U+01A0-01A1, U+01AF-01B0, U+1EA0-1EF9, U+20AB;</text:p>
      <text:p text:style-name="P1">}</text:p>
      <text:p text:style-name="P1">/* latin-ext */</text:p>
      <text:p text:style-name="P1">@font-face {</text:p>
      <text:p text:style-name="P1"><text:s text:c="2"/>font-family: My Soul;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mysoul/v2/3XFqErcuy945_u6KJ_wvklnn.woff2);</text:p>
      <text:p text:style-name="P1"><text:s text:c="2"/>unicode-range: U+0100-024F, U+0259, U+1E00-1EFF, U+2020, U+20A0-20AB, U+20AD-20CF, U+2113, U+2C60-2C7F, U+A720-A7FF;</text:p>
      <text:p text:style-name="P1">}</text:p>
      <text:p text:style-name="P1">/* latin */</text:p>
      <text:p text:style-name="P1">@font-face {</text:p>
      <text:p text:style-name="P1"><text:soft-page-break/><text:s text:c="2"/>font-family: My Soul;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mysoul/v2/3XFqErcuy945_u6KJ_Ivkg.woff2)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/>
      <text:p text:style-name="P1">/* latin */</text:p>
      <text:p text:style-name="P1">@font-face {</text:p>
      <text:p text:style-name="P1"><text:s text:c="2"/>font-family: IM Fell English;</text:p>
      <text:p text:style-name="P1"><text:s text:c="2"/>font-style: italic;</text:p>
      <text:p text:style-name="P1"><text:s text:c="2"/>font-weight: 400;</text:p>
      <text:p text:style-name="P1"><text:s text:c="2"/>font-display: swap;</text:p>
      <text:p text:style-name="P1"><text:s text:c="2"/>src: url(https://fonts.gstatic.com/s/imfellenglish/v14/Ktk3ALSLW8zDe0rthJysWrnLsAzHFZOafYs.woff2)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>/* latin */</text:p>
      <text:p text:style-name="P1">@font-face {</text:p>
      <text:p text:style-name="P1"><text:s text:c="2"/>font-family: IM Fell English;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imfellenglish/v14/Ktk1ALSLW8zDe0rthJysWrnLsAzHEKOY.woff2)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/>
      <text:p text:style-name="P1">/* cyrillic-ext */</text:p>
      <text:p text:style-name="P1">@font-face {</text:p>
      <text:p text:style-name="P1"><text:s text:c="2"/>font-family: EB Garamond;</text:p>
      <text:p text:style-name="P1"><text:s text:c="2"/>font-style: italic;</text:p>
      <text:p text:style-name="P1"><text:s text:c="2"/>font-weight: 400;</text:p>
      <text:p text:style-name="P1"><text:s text:c="2"/>font-display: swap;</text:p>
      <text:p text:style-name="P1"><text:s text:c="2"/>src: url(https://fonts.gstatic.com/s/ebgaramond/v26/SlGWmQSNjdsmc35JDF1K5GRweDY1ZzPJ.woff2);</text:p>
      <text:p text:style-name="P1"><text:s text:c="2"/>unicode-range: U+0460-052F, U+1C80-1C88, U+20B4, U+2DE0-2DFF, U+A640-A69F, U+FE2E-FE2F;</text:p>
      <text:p text:style-name="P1">}</text:p>
      <text:p text:style-name="P1">/* cyrillic */</text:p>
      <text:p text:style-name="P1">@font-face {</text:p>
      <text:p text:style-name="P1"><text:s text:c="2"/>font-family: EB Garamond;</text:p>
      <text:p text:style-name="P1"><text:s text:c="2"/>font-style: italic;</text:p>
      <text:p text:style-name="P1"><text:s text:c="2"/>font-weight: 400;</text:p>
      <text:p text:style-name="P1"><text:s text:c="2"/>font-display: swap;</text:p>
      <text:p text:style-name="P1"><text:s text:c="2"/>src: url(https://fonts.gstatic.com/s/ebgaramond/v26/SlGWmQSNjdsmc35JDF1K5GRweD81ZzPJ.woff2);</text:p>
      <text:p text:style-name="P1"><text:s text:c="2"/>unicode-range: U+0301, U+0400-045F, U+0490-0491, U+04B0-04B1, U+2116;</text:p>
      <text:p text:style-name="P1">}</text:p>
      <text:p text:style-name="P1">/* greek-ext */</text:p>
      <text:p text:style-name="P1">@font-face {</text:p>
      <text:p text:style-name="P1"><text:s text:c="2"/>font-family: EB Garamond;</text:p>
      <text:p text:style-name="P1"><text:s text:c="2"/>font-style: italic;</text:p>
      <text:p text:style-name="P1"><text:s text:c="2"/>font-weight: 400;</text:p>
      <text:p text:style-name="P1"><text:soft-page-break/><text:s text:c="2"/>font-display: swap;</text:p>
      <text:p text:style-name="P1"><text:s text:c="2"/>src: url(https://fonts.gstatic.com/s/ebgaramond/v26/SlGWmQSNjdsmc35JDF1K5GRweDc1ZzPJ.woff2);</text:p>
      <text:p text:style-name="P1"><text:s text:c="2"/>unicode-range: U+1F00-1FFF;</text:p>
      <text:p text:style-name="P1">}</text:p>
      <text:p text:style-name="P1">/* greek */</text:p>
      <text:p text:style-name="P1">@font-face {</text:p>
      <text:p text:style-name="P1"><text:s text:c="2"/>font-family: EB Garamond;</text:p>
      <text:p text:style-name="P1"><text:s text:c="2"/>font-style: italic;</text:p>
      <text:p text:style-name="P1"><text:s text:c="2"/>font-weight: 400;</text:p>
      <text:p text:style-name="P1"><text:s text:c="2"/>font-display: swap;</text:p>
      <text:p text:style-name="P1"><text:s text:c="2"/>src: url(https://fonts.gstatic.com/s/ebgaramond/v26/SlGWmQSNjdsmc35JDF1K5GRweDg1ZzPJ.woff2);</text:p>
      <text:p text:style-name="P1"><text:s text:c="2"/>unicode-range: U+0370-03FF;</text:p>
      <text:p text:style-name="P1">}</text:p>
      <text:p text:style-name="P1">/* vietnamese */</text:p>
      <text:p text:style-name="P1">@font-face {</text:p>
      <text:p text:style-name="P1"><text:s text:c="2"/>font-family: EB Garamond;</text:p>
      <text:p text:style-name="P1"><text:s text:c="2"/>font-style: italic;</text:p>
      <text:p text:style-name="P1"><text:s text:c="2"/>font-weight: 400;</text:p>
      <text:p text:style-name="P1"><text:s text:c="2"/>font-display: swap;</text:p>
      <text:p text:style-name="P1"><text:s text:c="2"/>src: url(https://fonts.gstatic.com/s/ebgaramond/v26/SlGWmQSNjdsmc35JDF1K5GRweDQ1ZzPJ.woff2);</text:p>
      <text:p text:style-name="P1"><text:s text:c="2"/>unicode-range: U+0102-0103, U+0110-0111, U+0128-0129, U+0168-0169, U+01A0-01A1, U+01AF-01B0, U+1EA0-1EF9, U+20AB;</text:p>
      <text:p text:style-name="P1">}</text:p>
      <text:p text:style-name="P1">/* latin-ext */</text:p>
      <text:p text:style-name="P1">@font-face {</text:p>
      <text:p text:style-name="P1"><text:s text:c="2"/>font-family: EB Garamond;</text:p>
      <text:p text:style-name="P1"><text:s text:c="2"/>font-style: italic;</text:p>
      <text:p text:style-name="P1"><text:s text:c="2"/>font-weight: 400;</text:p>
      <text:p text:style-name="P1"><text:s text:c="2"/>font-display: swap;</text:p>
      <text:p text:style-name="P1"><text:s text:c="2"/>src: url(https://fonts.gstatic.com/s/ebgaramond/v26/SlGWmQSNjdsmc35JDF1K5GRweDU1ZzPJ.woff2);</text:p>
      <text:p text:style-name="P1"><text:s text:c="2"/>unicode-range: U+0100-024F, U+0259, U+1E00-1EFF, U+2020, U+20A0-20AB, U+20AD-20CF, U+2113, U+2C60-2C7F, U+A720-A7FF;</text:p>
      <text:p text:style-name="P1">}</text:p>
      <text:p text:style-name="P1">/* latin */</text:p>
      <text:p text:style-name="P1">@font-face {</text:p>
      <text:p text:style-name="P1"><text:s text:c="2"/>font-family: EB Garamond;</text:p>
      <text:p text:style-name="P1"><text:s text:c="2"/>font-style: italic;</text:p>
      <text:p text:style-name="P1"><text:s text:c="2"/>font-weight: 400;</text:p>
      <text:p text:style-name="P1"><text:s text:c="2"/>font-display: swap;</text:p>
      <text:p text:style-name="P1"><text:s text:c="2"/>src: url(https://fonts.gstatic.com/s/ebgaramond/v26/SlGWmQSNjdsmc35JDF1K5GRweDs1Zw.woff2)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>/* cyrillic-ext */</text:p>
      <text:p text:style-name="P1">@font-face {</text:p>
      <text:p text:style-name="P1"><text:s text:c="2"/>font-family: EB Garamond;</text:p>
      <text:p text:style-name="P1"><text:s text:c="2"/>font-style: italic;</text:p>
      <text:p text:style-name="P1"><text:s text:c="2"/>font-weight: 600;</text:p>
      <text:p text:style-name="P1"><text:s text:c="2"/>font-display: swap;</text:p>
      <text:p text:style-name="P1"><text:s text:c="2"/>src: url(https://fonts.gstatic.com/s/ebgaramond/v26/SlGWmQSNjdsmc35JDF1K5GRweDY1ZzPJ.woff2);</text:p>
      <text:p text:style-name="P1"><text:s text:c="2"/>unicode-range: U+0460-052F, U+1C80-1C88, U+20B4, U+2DE0-2DFF, U+A640-A69F, U+FE2E-FE2F;</text:p>
      <text:p text:style-name="P1">}</text:p>
      <text:p text:style-name="P1">/* cyrillic */</text:p>
      <text:p text:style-name="P1"><text:soft-page-break/>@font-face {</text:p>
      <text:p text:style-name="P1"><text:s text:c="2"/>font-family: EB Garamond;</text:p>
      <text:p text:style-name="P1"><text:s text:c="2"/>font-style: italic;</text:p>
      <text:p text:style-name="P1"><text:s text:c="2"/>font-weight: 600;</text:p>
      <text:p text:style-name="P1"><text:s text:c="2"/>font-display: swap;</text:p>
      <text:p text:style-name="P1"><text:s text:c="2"/>src: url(https://fonts.gstatic.com/s/ebgaramond/v26/SlGWmQSNjdsmc35JDF1K5GRweD81ZzPJ.woff2);</text:p>
      <text:p text:style-name="P1"><text:s text:c="2"/>unicode-range: U+0301, U+0400-045F, U+0490-0491, U+04B0-04B1, U+2116;</text:p>
      <text:p text:style-name="P1">}</text:p>
      <text:p text:style-name="P1">/* greek-ext */</text:p>
      <text:p text:style-name="P1">@font-face {</text:p>
      <text:p text:style-name="P1"><text:s text:c="2"/>font-family: EB Garamond;</text:p>
      <text:p text:style-name="P1"><text:s text:c="2"/>font-style: italic;</text:p>
      <text:p text:style-name="P1"><text:s text:c="2"/>font-weight: 600;</text:p>
      <text:p text:style-name="P1"><text:s text:c="2"/>font-display: swap;</text:p>
      <text:p text:style-name="P1"><text:s text:c="2"/>src: url(https://fonts.gstatic.com/s/ebgaramond/v26/SlGWmQSNjdsmc35JDF1K5GRweDc1ZzPJ.woff2);</text:p>
      <text:p text:style-name="P1"><text:s text:c="2"/>unicode-range: U+1F00-1FFF;</text:p>
      <text:p text:style-name="P1">}</text:p>
      <text:p text:style-name="P1">/* greek */</text:p>
      <text:p text:style-name="P1">@font-face {</text:p>
      <text:p text:style-name="P1"><text:s text:c="2"/>font-family: EB Garamond;</text:p>
      <text:p text:style-name="P1"><text:s text:c="2"/>font-style: italic;</text:p>
      <text:p text:style-name="P1"><text:s text:c="2"/>font-weight: 600;</text:p>
      <text:p text:style-name="P1"><text:s text:c="2"/>font-display: swap;</text:p>
      <text:p text:style-name="P1"><text:s text:c="2"/>src: url(https://fonts.gstatic.com/s/ebgaramond/v26/SlGWmQSNjdsmc35JDF1K5GRweDg1ZzPJ.woff2);</text:p>
      <text:p text:style-name="P1"><text:s text:c="2"/>unicode-range: U+0370-03FF;</text:p>
      <text:p text:style-name="P1">}</text:p>
      <text:p text:style-name="P1">/* vietnamese */</text:p>
      <text:p text:style-name="P1">@font-face {</text:p>
      <text:p text:style-name="P1"><text:s text:c="2"/>font-family: EB Garamond;</text:p>
      <text:p text:style-name="P1"><text:s text:c="2"/>font-style: italic;</text:p>
      <text:p text:style-name="P1"><text:s text:c="2"/>font-weight: 600;</text:p>
      <text:p text:style-name="P1"><text:s text:c="2"/>font-display: swap;</text:p>
      <text:p text:style-name="P1"><text:s text:c="2"/>src: url(https://fonts.gstatic.com/s/ebgaramond/v26/SlGWmQSNjdsmc35JDF1K5GRweDQ1ZzPJ.woff2);</text:p>
      <text:p text:style-name="P1"><text:s text:c="2"/>unicode-range: U+0102-0103, U+0110-0111, U+0128-0129, U+0168-0169, U+01A0-01A1, U+01AF-01B0, U+1EA0-1EF9, U+20AB;</text:p>
      <text:p text:style-name="P1">}</text:p>
      <text:p text:style-name="P1">/* latin-ext */</text:p>
      <text:p text:style-name="P1">@font-face {</text:p>
      <text:p text:style-name="P1"><text:s text:c="2"/>font-family: EB Garamond;</text:p>
      <text:p text:style-name="P1"><text:s text:c="2"/>font-style: italic;</text:p>
      <text:p text:style-name="P1"><text:s text:c="2"/>font-weight: 600;</text:p>
      <text:p text:style-name="P1"><text:s text:c="2"/>font-display: swap;</text:p>
      <text:p text:style-name="P1"><text:s text:c="2"/>src: url(https://fonts.gstatic.com/s/ebgaramond/v26/SlGWmQSNjdsmc35JDF1K5GRweDU1ZzPJ.woff2);</text:p>
      <text:p text:style-name="P1"><text:s text:c="2"/>unicode-range: U+0100-024F, U+0259, U+1E00-1EFF, U+2020, U+20A0-20AB, U+20AD-20CF, U+2113, U+2C60-2C7F, U+A720-A7FF;</text:p>
      <text:p text:style-name="P1">}</text:p>
      <text:p text:style-name="P1">/* latin */</text:p>
      <text:p text:style-name="P1">@font-face {</text:p>
      <text:p text:style-name="P1"><text:s text:c="2"/>font-family: EB Garamond;</text:p>
      <text:p text:style-name="P1"><text:s text:c="2"/>font-style: italic;</text:p>
      <text:p text:style-name="P1"><text:s text:c="2"/>font-weight: 600;</text:p>
      <text:p text:style-name="P1"><text:s text:c="2"/>font-display: swap;</text:p>
      <text:p text:style-name="P1"><text:s text:c="2"/>src: url(https://fonts.gstatic.com/s/ebgaramond/v26/SlGWmQSNjdsmc35JDF1K5GRweDs1Zw.woff2);</text:p>
      <text:p text:style-name="P1"><text:soft-page-break/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>/* cyrillic-ext */</text:p>
      <text:p text:style-name="P1">@font-face {</text:p>
      <text:p text:style-name="P1"><text:s text:c="2"/>font-family: EB Garamond;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ebgaramond/v26/SlGUmQSNjdsmc35JDF1K5GR4SDktYw.woff2);</text:p>
      <text:p text:style-name="P1"><text:s text:c="2"/>unicode-range: U+0460-052F, U+1C80-1C88, U+20B4, U+2DE0-2DFF, U+A640-A69F, U+FE2E-FE2F;</text:p>
      <text:p text:style-name="P1">}</text:p>
      <text:p text:style-name="P1">/* cyrillic */</text:p>
      <text:p text:style-name="P1">@font-face {</text:p>
      <text:p text:style-name="P1"><text:s text:c="2"/>font-family: EB Garamond;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ebgaramond/v26/SlGUmQSNjdsmc35JDF1K5GRxSDktYw.woff2);</text:p>
      <text:p text:style-name="P1"><text:s text:c="2"/>unicode-range: U+0301, U+0400-045F, U+0490-0491, U+04B0-04B1, U+2116;</text:p>
      <text:p text:style-name="P1">}</text:p>
      <text:p text:style-name="P1">/* greek-ext */</text:p>
      <text:p text:style-name="P1">@font-face {</text:p>
      <text:p text:style-name="P1"><text:s text:c="2"/>font-family: EB Garamond;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ebgaramond/v26/SlGUmQSNjdsmc35JDF1K5GR5SDktYw.woff2);</text:p>
      <text:p text:style-name="P1"><text:s text:c="2"/>unicode-range: U+1F00-1FFF;</text:p>
      <text:p text:style-name="P1">}</text:p>
      <text:p text:style-name="P1">/* greek */</text:p>
      <text:p text:style-name="P1">@font-face {</text:p>
      <text:p text:style-name="P1"><text:s text:c="2"/>font-family: EB Garamond;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ebgaramond/v26/SlGUmQSNjdsmc35JDF1K5GR2SDktYw.woff2);</text:p>
      <text:p text:style-name="P1"><text:s text:c="2"/>unicode-range: U+0370-03FF;</text:p>
      <text:p text:style-name="P1">}</text:p>
      <text:p text:style-name="P1">/* vietnamese */</text:p>
      <text:p text:style-name="P1">@font-face {</text:p>
      <text:p text:style-name="P1"><text:s text:c="2"/>font-family: EB Garamond;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ebgaramond/v26/SlGUmQSNjdsmc35JDF1K5GR6SDktYw.woff2);</text:p>
      <text:p text:style-name="P1"><text:s text:c="2"/>unicode-range: U+0102-0103, U+0110-0111, U+0128-0129, U+0168-0169, U+01A0-01A1, U+01AF-01B0, U+1EA0-1EF9, U+20AB;</text:p>
      <text:p text:style-name="P1">}</text:p>
      <text:p text:style-name="P1">/* latin-ext */</text:p>
      <text:p text:style-name="P1">@font-face {</text:p>
      <text:p text:style-name="P1"><text:s text:c="2"/>font-family: EB Garamond;</text:p>
      <text:p text:style-name="P1"><text:s text:c="2"/>font-style: normal;</text:p>
      <text:p text:style-name="P1"><text:soft-page-break/><text:s text:c="2"/>font-weight: 400;</text:p>
      <text:p text:style-name="P1"><text:s text:c="2"/>font-display: swap;</text:p>
      <text:p text:style-name="P1"><text:s text:c="2"/>src: url(https://fonts.gstatic.com/s/ebgaramond/v26/SlGUmQSNjdsmc35JDF1K5GR7SDktYw.woff2);</text:p>
      <text:p text:style-name="P1"><text:s text:c="2"/>unicode-range: U+0100-024F, U+0259, U+1E00-1EFF, U+2020, U+20A0-20AB, U+20AD-20CF, U+2113, U+2C60-2C7F, U+A720-A7FF;</text:p>
      <text:p text:style-name="P1">}</text:p>
      <text:p text:style-name="P1">/* latin */</text:p>
      <text:p text:style-name="P1">@font-face {</text:p>
      <text:p text:style-name="P1"><text:s text:c="2"/>font-family: EB Garamond;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ebgaramond/v26/SlGUmQSNjdsmc35JDF1K5GR1SDk.woff2)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>/* cyrillic-ext */</text:p>
      <text:p text:style-name="P1">@font-face {</text:p>
      <text:p text:style-name="P1"><text:s text:c="2"/>font-family: EB Garamond;</text:p>
      <text:p text:style-name="P1"><text:s text:c="2"/>font-style: normal;</text:p>
      <text:p text:style-name="P1"><text:s text:c="2"/>font-weight: 600;</text:p>
      <text:p text:style-name="P1"><text:s text:c="2"/>font-display: swap;</text:p>
      <text:p text:style-name="P1"><text:s text:c="2"/>src: url(https://fonts.gstatic.com/s/ebgaramond/v26/SlGUmQSNjdsmc35JDF1K5GR4SDktYw.woff2);</text:p>
      <text:p text:style-name="P1"><text:s text:c="2"/>unicode-range: U+0460-052F, U+1C80-1C88, U+20B4, U+2DE0-2DFF, U+A640-A69F, U+FE2E-FE2F;</text:p>
      <text:p text:style-name="P1">}</text:p>
      <text:p text:style-name="P1">/* cyrillic */</text:p>
      <text:p text:style-name="P1">@font-face {</text:p>
      <text:p text:style-name="P1"><text:s text:c="2"/>font-family: EB Garamond;</text:p>
      <text:p text:style-name="P1"><text:s text:c="2"/>font-style: normal;</text:p>
      <text:p text:style-name="P1"><text:s text:c="2"/>font-weight: 600;</text:p>
      <text:p text:style-name="P1"><text:s text:c="2"/>font-display: swap;</text:p>
      <text:p text:style-name="P1"><text:s text:c="2"/>src: url(https://fonts.gstatic.com/s/ebgaramond/v26/SlGUmQSNjdsmc35JDF1K5GRxSDktYw.woff2);</text:p>
      <text:p text:style-name="P1"><text:s text:c="2"/>unicode-range: U+0301, U+0400-045F, U+0490-0491, U+04B0-04B1, U+2116;</text:p>
      <text:p text:style-name="P1">}</text:p>
      <text:p text:style-name="P1">/* greek-ext */</text:p>
      <text:p text:style-name="P1">@font-face {</text:p>
      <text:p text:style-name="P1"><text:s text:c="2"/>font-family: EB Garamond;</text:p>
      <text:p text:style-name="P1"><text:s text:c="2"/>font-style: normal;</text:p>
      <text:p text:style-name="P1"><text:s text:c="2"/>font-weight: 600;</text:p>
      <text:p text:style-name="P1"><text:s text:c="2"/>font-display: swap;</text:p>
      <text:p text:style-name="P1"><text:s text:c="2"/>src: url(https://fonts.gstatic.com/s/ebgaramond/v26/SlGUmQSNjdsmc35JDF1K5GR5SDktYw.woff2);</text:p>
      <text:p text:style-name="P1"><text:s text:c="2"/>unicode-range: U+1F00-1FFF;</text:p>
      <text:p text:style-name="P1">}</text:p>
      <text:p text:style-name="P1">/* greek */</text:p>
      <text:p text:style-name="P1">@font-face {</text:p>
      <text:p text:style-name="P1"><text:s text:c="2"/>font-family: EB Garamond;</text:p>
      <text:p text:style-name="P1"><text:s text:c="2"/>font-style: normal;</text:p>
      <text:p text:style-name="P1"><text:s text:c="2"/>font-weight: 600;</text:p>
      <text:p text:style-name="P1"><text:s text:c="2"/>font-display: swap;</text:p>
      <text:p text:style-name="P1"><text:s text:c="2"/>src: url(https://fonts.gstatic.com/s/ebgaramond/v26/SlGUmQSNjdsmc35JDF1K5GR2SDktYw.woff2);</text:p>
      <text:p text:style-name="P1"><text:s text:c="2"/>unicode-range: U+0370-03FF;</text:p>
      <text:p text:style-name="P1">}</text:p>
      <text:p text:style-name="P1">/* vietnamese */</text:p>
      <text:p text:style-name="P1"><text:soft-page-break/>@font-face {</text:p>
      <text:p text:style-name="P1"><text:s text:c="2"/>font-family: EB Garamond;</text:p>
      <text:p text:style-name="P1"><text:s text:c="2"/>font-style: normal;</text:p>
      <text:p text:style-name="P1"><text:s text:c="2"/>font-weight: 600;</text:p>
      <text:p text:style-name="P1"><text:s text:c="2"/>font-display: swap;</text:p>
      <text:p text:style-name="P1"><text:s text:c="2"/>src: url(https://fonts.gstatic.com/s/ebgaramond/v26/SlGUmQSNjdsmc35JDF1K5GR6SDktYw.woff2);</text:p>
      <text:p text:style-name="P1"><text:s text:c="2"/>unicode-range: U+0102-0103, U+0110-0111, U+0128-0129, U+0168-0169, U+01A0-01A1, U+01AF-01B0, U+1EA0-1EF9, U+20AB;</text:p>
      <text:p text:style-name="P1">}</text:p>
      <text:p text:style-name="P1">/* latin-ext */</text:p>
      <text:p text:style-name="P1">@font-face {</text:p>
      <text:p text:style-name="P1"><text:s text:c="2"/>font-family: EB Garamond;</text:p>
      <text:p text:style-name="P1"><text:s text:c="2"/>font-style: normal;</text:p>
      <text:p text:style-name="P1"><text:s text:c="2"/>font-weight: 600;</text:p>
      <text:p text:style-name="P1"><text:s text:c="2"/>font-display: swap;</text:p>
      <text:p text:style-name="P1"><text:s text:c="2"/>src: url(https://fonts.gstatic.com/s/ebgaramond/v26/SlGUmQSNjdsmc35JDF1K5GR7SDktYw.woff2);</text:p>
      <text:p text:style-name="P1"><text:s text:c="2"/>unicode-range: U+0100-024F, U+0259, U+1E00-1EFF, U+2020, U+20A0-20AB, U+20AD-20CF, U+2113, U+2C60-2C7F, U+A720-A7FF;</text:p>
      <text:p text:style-name="P1">}</text:p>
      <text:p text:style-name="P1">/* latin */</text:p>
      <text:p text:style-name="P1">@font-face {</text:p>
      <text:p text:style-name="P1"><text:s text:c="2"/>font-family: EB Garamond;</text:p>
      <text:p text:style-name="P1"><text:s text:c="2"/>font-style: normal;</text:p>
      <text:p text:style-name="P1"><text:s text:c="2"/>font-weight: 600;</text:p>
      <text:p text:style-name="P1"><text:s text:c="2"/>font-display: swap;</text:p>
      <text:p text:style-name="P1"><text:s text:c="2"/>src: url(https://fonts.gstatic.com/s/ebgaramond/v26/SlGUmQSNjdsmc35JDF1K5GR1SDk.woff2)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/>
      <text:p text:style-name="P1"/>
      <text:p text:style-name="P1">/* ==== */</text:p>
      <text:p text:style-name="P1">/* BODY */</text:p>
      <text:p text:style-name="P1">/* ==== */</text:p>
      <text:p text:style-name="P1">.user-css-presentation </text:p>
      <text:p text:style-name="P1">.page {</text:p>
      <text:p text:style-name="P1"><text:s text:c="4"/>background: RGB(50, 50, 50) /*#323232*/;</text:p>
      <text:p text:style-name="P1"><text:s text:c="4"/>background-image: url(https://www.worldanvil.com/uploads/images/fa2154c5cb0094a8ec43cdbf644db487.png) /*350x350*/;</text:p>
      <text:p text:style-name="P1"><text:s text:c="4"/>font-family: var(--primary-font);</text:p>
      <text:p text:style-name="P1">font-color var(--primary-color);</text:p>
      <text:p text:style-name="P1"><text:s text:c="8"/>font-size: 14px;</text:p>
      <text:p text:style-name="P1">}</text:p>
      <text:p text:style-name="P1"/>
      <text:p text:style-name="P1">.presentation-interface {</text:p>
      <text:p text:style-name="P1"><text:s text:c="4"/>background: RGB(0, 0, 0) /*#000000*/;</text:p>
      <text:p text:style-name="P1"><text:s text:c="4"/>background-image: url(https://www.worldanvil.com/uploads/images/fa2154c5cb0094a8ec43cdbf644db487.png) /*538x538*/;</text:p>
      <text:p text:style-name="P1"><text:s text:c="4"/>background-attachment: fixed;</text:p>
      <text:p text:style-name="P1">}</text:p>
      <text:p text:style-name="P1"/>
      <text:p text:style-name="P1">/* ======== */</text:p>
      <text:p text:style-name="P1">/* HEADINGS */</text:p>
      <text:p text:style-name="P1"><text:soft-page-break/>/* ======== */</text:p>
      <text:p text:style-name="P1"/>
      <text:p text:style-name="P1">.user-css h1, .user-css-extended h1 {</text:p>
      <text:p text:style-name="P1"><text:s text:c="4"/>font-size: 500%;</text:p>
      <text:p text:style-name="P1"><text:s text:c="4"/>text-align: center;</text:p>
      <text:p text:style-name="P1"><text:s text:c="4"/>font-family: var(--heading-font);</text:p>
      <text:p text:style-name="P1"><text:s text:c="4"/>background: var(--heading1-background);</text:p>
      <text:p text:style-name="P1"><text:s text:c="4"/>margin-bottom: 20px;</text:p>
      <text:p text:style-name="P1"><text:s text:c="4"/>-webkit-background-clip: text;</text:p>
      <text:p text:style-name="P1"><text:s text:c="4"/>-webkit-text-fill-color: transparent;</text:p>
      <text:p text:style-name="P1">}</text:p>
      <text:p text:style-name="P1"/>
      <text:p text:style-name="P1">.user-css h2, .user-css-extended h2 {</text:p>
      <text:p text:style-name="P1"><text:s text:c="4"/>font-size: 200%;</text:p>
      <text:p text:style-name="P1"><text:s text:c="4"/>font-family: var(--heading-font);</text:p>
      <text:p text:style-name="P1"><text:s text:c="4"/>background: var(--heading2-background);</text:p>
      <text:p text:style-name="P1"><text:s text:c="4"/>margin-bottom: 15px;</text:p>
      <text:p text:style-name="P1"><text:s text:c="4"/>-webkit-background-clip: text;</text:p>
      <text:p text:style-name="P1"><text:s text:c="4"/>-webkit-text-fill-color: transparent;</text:p>
      <text:p text:style-name="P1"><text:s text:c="4"/>border-bottom: 1px RGB(150, 150, 150) /*#969696*/ solid;</text:p>
      <text:p text:style-name="P1">}</text:p>
      <text:p text:style-name="P1"/>
      <text:p text:style-name="P1">.user-css h3, .user-css-extended h3 {</text:p>
      <text:p text:style-name="P1"><text:s text:c="4"/>font-size: 170%;</text:p>
      <text:p text:style-name="P1"><text:s text:c="4"/>border-bottom: 1px RGB(150, 150, 150) /*#969696*/ dotted;</text:p>
      <text:p text:style-name="P1">}</text:p>
      <text:p text:style-name="P1"/>
      <text:p text:style-name="P1">.user-css h4, .user-css-extended h4 {</text:p>
      <text:p text:style-name="P1"><text:s text:c="4"/>font-size: 140%;</text:p>
      <text:p text:style-name="P1">}</text:p>
      <text:p text:style-name="P1"/>
      <text:p text:style-name="P1">.user-css h4, .user-css-extended h4 {</text:p>
      <text:p text:style-name="P1"><text:s text:c="4"/>font-size: 110%;</text:p>
      <text:p text:style-name="P1"/>
      <text:p text:style-name="P1">}</text:p>
      <text:p text:style-name="P1"/>
      <text:p text:style-name="P1">.user-css h3, .user-css h4, .user-css h5, .user-css .details h5 <text:s/>{</text:p>
      <text:p text:style-name="P1"><text:s text:c="4"/>font-family: var(--heading-font);</text:p>
      <text:p text:style-name="P4"><text:s text:c="4"/>color: RGB(135, 206, 235) /*#<text:span text:style-name="T4">87ceeb</text:span>*/;</text:p>
      <text:p text:style-name="P1">}</text:p>
      <text:p text:style-name="P1"/>
      <text:p text:style-name="P1">.user-css-extended h3, .user-css-extended h4, .user-css-extended h5 {</text:p>
      <text:p text:style-name="P1"><text:s text:c="4"/>font-family: var(--heading-font);</text:p>
      <text:p text:style-name="P4"><text:s text:c="4"/>color: RGB(135, 206, 235) /*#<text:span text:style-name="T4">87ceeb</text:span>*/;</text:p>
      <text:p text:style-name="P1">}</text:p>
      <text:p text:style-name="P1"/>
      <text:p text:style-name="P1">/* ==== */</text:p>
      <text:p text:style-name="P1">/* TEXT */</text:p>
      <text:p text:style-name="P1">/* ==== */</text:p>
      <text:p text:style-name="P1"/>
      <text:p text:style-name="P1">.user-css b, .user-css-extended b {</text:p>
      <text:p text:style-name="P1"><text:s text:c="4"/>color: RGB(135, 206, 235) /*#<text:span text:style-name="T4">87ceeb</text:span>*/;</text:p>
      <text:p text:style-name="P1">}</text:p>
      <text:p text:style-name="P1"><text:soft-page-break/></text:p>
      <text:p text:style-name="P1">.user-css a, .user-css a:focus,</text:p>
      <text:p text:style-name="P1">.user-css-extended a, .user-css-extended a:focus {</text:p>
      <text:p text:style-name="P1"><text:s text:c="4"/>color: RGB(135, 206, 235) /*#<text:span text:style-name="T4">87ceeb</text:span>*/;</text:p>
      <text:p text:style-name="P1"><text:s text:c="4"/>transition: color 0.4s;</text:p>
      <text:p text:style-name="P1">}</text:p>
      <text:p text:style-name="P1"/>
      <text:p text:style-name="P1">.user-css a:hover,</text:p>
      <text:p text:style-name="P1">.user-css-extended a:hover {</text:p>
      <text:p text:style-name="P1"><text:s text:c="4"/>color: RGB(255, 201, 60) /*FFC93C*/;</text:p>
      <text:p text:style-name="P1"><text:s text:c="8"/>text-decoration: none;</text:p>
      <text:p text:style-name="P1">}</text:p>
      <text:p text:style-name="P1"/>
      <text:p text:style-name="P1">.user-css .text-danger,</text:p>
      <text:p text:style-name="P1">.user-css-extended .text-danger {</text:p>
      <text:p text:style-name="P1"><text:s text:c="4"/>color: rgb(163, 23, 203) /*A31ACB*/;</text:p>
      <text:p text:style-name="P1">}</text:p>
      <text:p text:style-name="P1"/>
      <text:p text:style-name="P1">/* ========= */</text:p>
      <text:p text:style-name="P1">/* FORMATING */</text:p>
      <text:p text:style-name="P1">/* ========= */</text:p>
      <text:p text:style-name="P1"><text:s/></text:p>
      <text:p text:style-name="P1">.user-css hr, .user-css-extended hr {</text:p>
      <text:p text:style-name="P1"><text:s text:c="4"/>border: 2px var(--border-color) solid;</text:p>
      <text:p text:style-name="P1">}</text:p>
      <text:p text:style-name="P1"><text:s/></text:p>
      <text:p text:style-name="P1">.user-css blockquote {</text:p>
      <text:p text:style-name="P1"><text:s text:c="4"/>background: var(--box-background);</text:p>
      <text:p text:style-name="P1"><text:s text:c="4"/>padding: 20px;</text:p>
      <text:p text:style-name="P1"><text:s text:c="4"/>margin: 10px;</text:p>
      <text:p text:style-name="P1"><text:s text:c="4"/>border-left: 10px var(--border-color) solid;</text:p>
      <text:p text:style-name="P1"><text:s text:c="4"/>font-size: 20px;</text:p>
      <text:p text:style-name="P1"><text:s text:c="4"/>font-family: var(--secondary-font);</text:p>
      <text:p text:style-name="P1"><text:s text:c="4"/>}</text:p>
      <text:p text:style-name="P1"/>
      <text:p text:style-name="P1">.user-css blockquote a, .user-css blockquote a:hover, .user-css blockquote b {</text:p>
      <text:p text:style-name="P1"><text:s text:c="4"/>font-family: var(--secondary-font);</text:p>
      <text:p text:style-name="P1">}</text:p>
      <text:p text:style-name="P1"/>
      <text:p text:style-name="P1">.user-css blockquote .author {</text:p>
      <text:p text:style-name="P1"><text:s text:c="4"/>display: block;</text:p>
      <text:p text:style-name="P1"><text:s text:c="4"/>font-size: 14px;</text:p>
      <text:p text:style-name="P1"><text:s text:c="4"/>font-family: var(--secondary-font);</text:p>
      <text:p text:style-name="P1"><text:s text:c="4"/>font-style: normal;</text:p>
      <text:p text:style-name="P1"><text:s text:c="4"/>color: RGB(<text:span text:style-name="T4">1</text:span>35, 206, 235) /*#87CEEB*/;</text:p>
      <text:p text:style-name="P1">}</text:p>
      <text:p text:style-name="P1"/>
      <text:p text:style-name="P1">/* ========== */</text:p>
      <text:p text:style-name="P1">/* SIDE PANEL */</text:p>
      <text:p text:style-name="P1">/* ========== */</text:p>
      <text:p text:style-name="P1"/>
      <text:p text:style-name="P1">.user-css .panel {</text:p>
      <text:p text:style-name="P1"><text:s text:c="4"/>background: var(--box-background);</text:p>
      <text:p text:style-name="P1"><text:soft-page-break/><text:s text:c="4"/>border-left: 8px var(--border-color) solid;</text:p>
      <text:p text:style-name="P1"><text:s text:c="4"/>border-top: 0px;</text:p>
      <text:p text:style-name="P1"><text:s text:c="4"/>border-bottom: 0px;</text:p>
      <text:p text:style-name="P1"><text:s text:c="4"/>border-right: 0px;</text:p>
      <text:p text:style-name="P1"><text:s text:c="4"/>border-radius: 0px;</text:p>
      <text:p text:style-name="P1">}</text:p>
      <text:p text:style-name="P1"/>
      <text:p text:style-name="P1">/* ============= */</text:p>
      <text:p text:style-name="P1">/* ARTICLE PANEL */</text:p>
      <text:p text:style-name="P1">/* ============= */</text:p>
      <text:p text:style-name="P1"/>
      <text:p text:style-name="P1">.user-css .article-panel {</text:p>
      <text:p text:style-name="P1"><text:s text:c="4"/>padding: 10px;</text:p>
      <text:p text:style-name="P1"><text:s text:c="4"/>background-color: var(--box-background);</text:p>
      <text:p text:style-name="P1"><text:s text:c="4"/>margin-bottom: 15px;</text:p>
      <text:p text:style-name="P1"><text:s text:c="4"/>box-shadow: 0 2px 2px rgba(0,0,0,.1) /*#000000*/;</text:p>
      <text:p text:style-name="P1"><text:s text:c="4"/>border-radius: 0px;</text:p>
      <text:p text:style-name="P1"><text:s text:c="4"/>border: 1px 1px var(--border-color) solid;</text:p>
      <text:p text:style-name="P1"><text:s text:c="4"/>box-shadow: 3px 3px 3px RGB(30, 30, 30) /*#1E1E1E*/;</text:p>
      <text:p text:style-name="P1"/>
      <text:p text:style-name="P1">}</text:p>
      <text:p text:style-name="P1"/>
      <text:p text:style-name="P1">.user-css .article-panel:hover {</text:p>
      <text:p text:style-name="P1"><text:s text:c="4"/>box-shadow: 4px 4px 6px RGB(30, 30, 30) /*#1E1E1E*/;</text:p>
      <text:p text:style-name="P1">} <text:s text:c="2"/></text:p>
      <text:p text:style-name="P1"><text:s text:c="4"/></text:p>
      <text:p text:style-name="P1">.user-css .article-panel img {</text:p>
      <text:p text:style-name="P1"><text:s text:c="4"/>border-radius: 0px;</text:p>
      <text:p text:style-name="P1"><text:s text:c="4"/>box-shadow: 2px 2px 2px RGB(30, 30, 30) /*#1E1E1E*/;</text:p>
      <text:p text:style-name="P1">}</text:p>
      <text:p text:style-name="P1"/>
      <text:p text:style-name="P1">.user-css .divider {</text:p>
      <text:p text:style-name="P1"><text:s text:c="4"/>border-radius: 0px;</text:p>
      <text:p text:style-name="P1"><text:s text:c="4"/>box-shadow: none;</text:p>
      <text:p text:style-name="P1">}</text:p>
      <text:p text:style-name="P1"/>
      <text:p text:style-name="P1">/* ======= */</text:p>
      <text:p text:style-name="P1">/* MAP BOX */</text:p>
      <text:p text:style-name="P1">/* ======= */</text:p>
      <text:p text:style-name="P1"/>
      <text:p text:style-name="P1">.user-css .map-box {</text:p>
      <text:p text:style-name="P1"><text:s text:c="4"/>padding: 10px;</text:p>
      <text:p text:style-name="P1"><text:s text:c="4"/>background-color: var(--box-background);</text:p>
      <text:p text:style-name="P1"><text:s text:c="4"/>margin-bottom: 15px;</text:p>
      <text:p text:style-name="P1"><text:s text:c="4"/>box-shadow: 0 2px 2px rgba(0,0,0,.1) /*#000000*/;</text:p>
      <text:p text:style-name="P1"><text:s text:c="4"/>border-radius: 0px;</text:p>
      <text:p text:style-name="P1"><text:s text:c="4"/>border: 1px var(--border-color) solid;</text:p>
      <text:p text:style-name="P1"><text:s text:c="4"/>box-shadow: 3px 3px 3px RGB(30, 30, 30) /*#1E1E1E*/;</text:p>
      <text:p text:style-name="P1">}</text:p>
      <text:p text:style-name="P1"/>
      <text:p text:style-name="P1">.user-css .map-box:hover {</text:p>
      <text:p text:style-name="P1"><text:s text:c="4"/>box-shadow: 4px 4px 6px RGB(30, 30, 30) /*#1E1E1E*/;</text:p>
      <text:p text:style-name="P1">}</text:p>
      <text:p text:style-name="P1"><text:soft-page-break/></text:p>
      <text:p text:style-name="P1">/* ======= */</text:p>
      <text:p text:style-name="P1">/* SECRETS */</text:p>
      <text:p text:style-name="P1">/* ======= */</text:p>
      <text:p text:style-name="P1"/>
      <text:p text:style-name="P1">.user-css-secret {</text:p>
      <text:p text:style-name="P1"><text:s text:c="4"/>padding: 0px;</text:p>
      <text:p text:style-name="P1"><text:s text:c="4"/>background-color: transparent;</text:p>
      <text:p text:style-name="P1">}</text:p>
      <text:p text:style-name="P1"/>
      <text:p text:style-name="P1">/* ======= */</text:p>
      <text:p text:style-name="P1">/* SPOILER */</text:p>
      <text:p text:style-name="P1">/* ======= */</text:p>
      <text:p text:style-name="P1"/>
      <text:p text:style-name="P1">.user-css .well, .user-css-extended .well {</text:p>
      <text:p text:style-name="P1"><text:s text:c="4"/>background: var(--box-background);</text:p>
      <text:p text:style-name="P1"><text:s text:c="4"/>background-color: transparent;</text:p>
      <text:p text:style-name="P1"><text:s text:c="4"/>border: 1px var(--border-color) solid;</text:p>
      <text:p text:style-name="P1"><text:s text:c="4"/>border-radius: 0px;</text:p>
      <text:p text:style-name="P1"><text:s text:c="4"/>-webkit-box-shadow: none;</text:p>
      <text:p text:style-name="P1"><text:s text:c="4"/>box-shadow: none;</text:p>
      <text:p text:style-name="P1">}</text:p>
      <text:p text:style-name="P1"/>
      <text:p text:style-name="P1">/* ====== */</text:p>
      <text:p text:style-name="P1">/* IMAGES */</text:p>
      <text:p text:style-name="P1">/* ====== */</text:p>
      <text:p text:style-name="P1"/>
      <text:p text:style-name="P1">.user-css .artist-credits {</text:p>
      <text:p text:style-name="P1"><text:s text:c="4"/>background: transparent;</text:p>
      <text:p text:style-name="P1">}</text:p>
      <text:p text:style-name="P1"/>
      <text:p text:style-name="P1">.page-article .cover img {</text:p>
      <text:p text:style-name="P1"><text:s text:c="4"/>box-shadow: 0px 0px 0px black;</text:p>
      <text:p text:style-name="P1">}</text:p>
      <text:p text:style-name="P1"/>
      <text:p text:style-name="P1">.page-article .cover img:hover {</text:p>
      <text:p text:style-name="P1"><text:s text:c="4"/>box-shadow: 0px 0px 0px black;</text:p>
      <text:p text:style-name="P1">}</text:p>
      <text:p text:style-name="P1"/>
      <text:p text:style-name="P1">.page-article img {</text:p>
      <text:p text:style-name="P1"><text:s text:c="4"/>box-shadow: 3px 3px 3px RGB(30, 30, 30) /*#1E1E1E*/;</text:p>
      <text:p text:style-name="P1"><text:s text:c="4"/>transition: box-shadow 0.4s;</text:p>
      <text:p text:style-name="P1">}</text:p>
      <text:p text:style-name="P1"/>
      <text:p text:style-name="P1">.page-article img:hover {</text:p>
      <text:p text:style-name="P1"><text:s text:c="4"/>box-shadow: 4px 4px 8px RGB(30, 30, 30) /*#1E1E1E*/;</text:p>
      <text:p text:style-name="P1">}</text:p>
      <text:p text:style-name="P1"/>
      <text:p text:style-name="P1">/* ====== */</text:p>
      <text:p text:style-name="P1">/* TABLES */</text:p>
      <text:p text:style-name="P1">/* ====== */</text:p>
      <text:p text:style-name="P1"/>
      <text:p text:style-name="P1">.page .table th {</text:p>
      <text:p text:style-name="P1"><text:soft-page-break/><text:s text:c="4"/>border-top: 6px var(--lightborder-color) solid;</text:p>
      <text:p text:style-name="P1">}</text:p>
      <text:p text:style-name="P1"/>
      <text:p text:style-name="P1">.page .table td {</text:p>
      <text:p text:style-name="P1"><text:s text:c="4"/>border: none;</text:p>
      <text:p text:style-name="P1">}</text:p>
      <text:p text:style-name="P1"/>
      <text:p text:style-name="P1">.user-css .table-striped tr:nth-child(odd) {</text:p>
      <text:p text:style-name="P1"><text:s text:c="4"/>background-color: RGBA(160, 160, 160, 0.2) /*#A0A0A0*/;</text:p>
      <text:p text:style-name="P1">}</text:p>
      <text:p text:style-name="P1"/>
      <text:p text:style-name="P1">.user-css .table-striped tr:nth-child(even) {</text:p>
      <text:p text:style-name="P1"><text:s text:c="4"/>background-color: RGBA(160, 160, 160, 0.1) /*#A0A0A0*/;</text:p>
      <text:p text:style-name="P1">}</text:p>
      <text:p text:style-name="P1"/>
      <text:p text:style-name="P1">/* ============ */</text:p>
      <text:p text:style-name="P1">/* MENU CONTROL */</text:p>
      <text:p text:style-name="P1">/* ============ */</text:p>
      <text:p text:style-name="P1"/>
      <text:p text:style-name="P1">.user-css .menu-control {</text:p>
      <text:p text:style-name="P1"><text:s text:c="4"/>height: 50px;</text:p>
      <text:p text:style-name="P1"><text:s text:c="4"/>width: 50px;</text:p>
      <text:p text:style-name="P1"><text:s text:c="4"/>right: 30px;</text:p>
      <text:p text:style-name="P1"><text:s text:c="4"/>top: 0px;</text:p>
      <text:p text:style-name="P1"><text:s text:c="4"/>background: var(--box-background);</text:p>
      <text:p text:style-name="P1"><text:s text:c="4"/>border-left: 1px var(--lightborder-color) solid;</text:p>
      <text:p text:style-name="P1"><text:s text:c="4"/>border-right: 1px var(--lightborder-color) solid;</text:p>
      <text:p text:style-name="P1"><text:s text:c="4"/>border-bottom: 2px var(--lightborder-color) solid;</text:p>
      <text:p text:style-name="P1"><text:s text:c="4"/>border-bottom-left-radius: 6px;</text:p>
      <text:p text:style-name="P1"><text:s text:c="4"/>border-bottom-right-radius: 6px;</text:p>
      <text:p text:style-name="P1"><text:s text:c="4"/>transition: height 0.6s;</text:p>
      <text:p text:style-name="P1">}</text:p>
      <text:p text:style-name="P1"/>
      <text:p text:style-name="P1">.user-css .menu-control:hover {</text:p>
      <text:p text:style-name="P1"><text:s text:c="4"/>height: 80px;</text:p>
      <text:p text:style-name="P1"><text:s text:c="4"/>width: 50px;</text:p>
      <text:p text:style-name="P1"><text:s text:c="4"/>right: 30px;</text:p>
      <text:p text:style-name="P1"><text:s text:c="4"/>top: 0px;</text:p>
      <text:p text:style-name="P1"><text:s text:c="4"/>background: var(--box-background);</text:p>
      <text:p text:style-name="P1"><text:s text:c="4"/>border-left: 1px var(--lightborder-color) solid;</text:p>
      <text:p text:style-name="P1"><text:s text:c="4"/>border-right: 1px var(--lightborder-color) solid;</text:p>
      <text:p text:style-name="P1"><text:s text:c="4"/>border-bottom: 2px var(--lightborder-color) solid;</text:p>
      <text:p text:style-name="P1"><text:s text:c="4"/>border-bottom-left-radius: 6px;</text:p>
      <text:p text:style-name="P1"><text:s text:c="4"/>border-bottom-right-radius: 6px;</text:p>
      <text:p text:style-name="P1">}</text:p>
      <text:p text:style-name="P1"/>
      <text:p text:style-name="P1">/* =========== */</text:p>
      <text:p text:style-name="P1">/* BACKTOWORLD */</text:p>
      <text:p text:style-name="P1">/* =========== */</text:p>
      <text:p text:style-name="P1"><text:s/></text:p>
      <text:p text:style-name="P1">.user-css div .backtoworld a {</text:p>
      <text:p text:style-name="P1"><text:s text:c="4"/>background: var(--border-color);</text:p>
      <text:p text:style-name="P1"><text:s text:c="4"/>color: var(--primary-color);</text:p>
      <text:p text:style-name="P1"><text:soft-page-break/><text:s text:c="4"/>box-shadow: 2px 1px 3px RGB(10, 10, 10) /*#0A0A0A*/;</text:p>
      <text:p text:style-name="P1"><text:s text:c="4"/>transition: background 0.4s;</text:p>
      <text:p text:style-name="P1">}</text:p>
      <text:p text:style-name="P1"/>
      <text:p text:style-name="P1">.user-css div .backtoworld a:hover {</text:p>
      <text:p text:style-name="P1"><text:s text:c="4"/>background: var(--lightborder-color);</text:p>
      <text:p text:style-name="P1"><text:s text:c="4"/>border: none;</text:p>
      <text:p text:style-name="P1"><text:s text:c="4"/>box-shadow: 2px 1px 3px RGB(10, 10, 10) /*#0A0A0A*/;</text:p>
      <text:p text:style-name="P1">}</text:p>
      <text:p text:style-name="P1"/>
      <text:p text:style-name="P1">/* ========= */</text:p>
      <text:p text:style-name="P1">/* NAV STRIP */</text:p>
      <text:p text:style-name="P1">/* ========= */</text:p>
      <text:p text:style-name="P1"/>
      <text:p text:style-name="P1">.user-css .nav-strip {</text:p>
      <text:p text:style-name="P1"><text:s text:c="4"/>background-color: var(--border-color);</text:p>
      <text:p text:style-name="P1"><text:s text:c="4"/>transition: background-color 0.4s;</text:p>
      <text:p text:style-name="P1">}</text:p>
      <text:p text:style-name="P1"/>
      <text:p text:style-name="P1">.user-css .nav-strip:hover {</text:p>
      <text:p text:style-name="P1"><text:s text:c="4"/>background-color: var(--lightborder-color);</text:p>
      <text:p text:style-name="P1">}</text:p>
      <text:p text:style-name="P1"/>
      <text:p text:style-name="P1">.user-css .nav-strip a {</text:p>
      <text:p text:style-name="P1"><text:s text:c="4"/>color: RGB(135, 206, 235) /*#87CEEB*/;</text:p>
      <text:p text:style-name="P1">}</text:p>
      <text:p text:style-name="P1"/>
      <text:p text:style-name="P1">.user-css .nav-strip a:hover {</text:p>
      <text:p text:style-name="P1"><text:s text:c="4"/>border: none;</text:p>
      <text:p text:style-name="P1"><text:s text:c="4"/>color: RGB(255, 4, 4) /*#FF0000*/;</text:p>
      <text:p text:style-name="P1">}</text:p>
      <text:p text:style-name="P1"/>
      <text:p text:style-name="P1">/* ============== */</text:p>
      <text:p text:style-name="P1">/* COMMENT SECTION */</text:p>
      <text:p text:style-name="P1">/* ============== */</text:p>
      <text:p text:style-name="P1"/>
      <text:p text:style-name="P1">.page textarea {</text:p>
      <text:p text:style-name="P1"><text:s text:c="4"/>color: black;</text:p>
      <text:p text:style-name="P1">}</text:p>
      <text:p text:style-name="P1"/>
      <text:p text:style-name="P1">.page .btn-primary {</text:p>
      <text:p text:style-name="P1"><text:s text:c="2"/>color: var(--primary-color);</text:p>
      <text:p text:style-name="P1"><text:s text:c="2"/>background-color: var(--secondary-color);</text:p>
      <text:p text:style-name="P1"><text:s text:c="4"/>border-color: RGB(0, 0, 0) /*#000000*/;</text:p>
      <text:p text:style-name="P1"><text:s text:c="4"/>border-radius: 0px;</text:p>
      <text:p text:style-name="P1"><text:s text:c="4"/>box-shadow: 2px 2px 3px RGB(30, 30, 30) /*#1E1E1E*/;</text:p>
      <text:p text:style-name="P1">}</text:p>
      <text:p text:style-name="P1"/>
      <text:p text:style-name="P1">.page .btn-primary:focus,</text:p>
      <text:p text:style-name="P1">.page .btn-primary.focus {</text:p>
      <text:p text:style-name="P1"><text:s text:c="2"/>color: var(--primary-color);</text:p>
      <text:p text:style-name="P1"><text:s text:c="2"/>background-color: var(--highlight-color);</text:p>
      <text:p text:style-name="P1"><text:s text:c="4"/>border-color: RGB(0, 0, 0) /*000000*/;</text:p>
      <text:p text:style-name="P1"><text:soft-page-break/><text:s text:c="4"/>border-radius: 0px;</text:p>
      <text:p text:style-name="P1"><text:s text:c="4"/>box-shadow: 2px 2px 3px RGB(30, 30, 30) /*#1E1E1E*/;</text:p>
      <text:p text:style-name="P1">}</text:p>
      <text:p text:style-name="P1"/>
      <text:p text:style-name="P1">.page .btn-primary:hover {</text:p>
      <text:p text:style-name="P1"><text:s text:c="2"/>color: var(--primary-color);</text:p>
      <text:p text:style-name="P1"><text:s text:c="2"/>background-color: var(--highlight-color);</text:p>
      <text:p text:style-name="P1"><text:s text:c="4"/>border-color: RGB(0, 0, 0) /*000000*/;</text:p>
      <text:p text:style-name="P1"><text:s text:c="4"/>border-radius: 0px;</text:p>
      <text:p text:style-name="P1"><text:s text:c="4"/>box-shadow: 2px 2px 3px RGB(30, 30, 30) /*#1E1E1E*/;</text:p>
      <text:p text:style-name="P1">}</text:p>
      <text:p text:style-name="P1"/>
      <text:p text:style-name="P1">.page .comment-box {</text:p>
      <text:p text:style-name="P1"><text:s text:c="4"/>background: var(--box-background);</text:p>
      <text:p text:style-name="P1"><text:s text:c="4"/>padding: 20px;</text:p>
      <text:p text:style-name="P1"><text:s text:c="4"/>margin: 10px;</text:p>
      <text:p text:style-name="P1"><text:s text:c="4"/>border: 1px var(--border-color) solid;</text:p>
      <text:p text:style-name="P1"><text:s text:c="4"/>border-left: 6px var(--border-color) solid;</text:p>
      <text:p text:style-name="P1"><text:s text:c="4"/>font-size: 20px;</text:p>
      <text:p text:style-name="P1"><text:s text:c="4"/>color: var(--secondary-color);</text:p>
      <text:p text:style-name="P1">}</text:p>
      <text:p text:style-name="P1"/>
      <text:p text:style-name="P1">/* ========== */</text:p>
      <text:p text:style-name="P1">/* BOOK COVER */</text:p>
      <text:p text:style-name="P1">/* ========== */</text:p>
      <text:p text:style-name="P1"/>
      <text:p text:style-name="P1">.user-css .bookcover a .booktitle {</text:p>
      <text:p text:style-name="P1"><text:s text:c="4"/>background-color: RGBA(230, 230, 230, 0.9) /*#E6E6E6*/;</text:p>
      <text:p text:style-name="P1"><text:s text:c="4"/>color: RGBA(60, 60, 60, 0.9) /*#3C3C3C*/;</text:p>
      <text:p text:style-name="P1"><text:s text:c="4"/>border-right: 8px RGB(30, 30, 30) /*#1E1E1E*/ solid;</text:p>
      <text:p text:style-name="P1"><text:s text:c="4"/>transition: background-color 0.4s,color 0.4s, border-right 0.4s;</text:p>
      <text:p text:style-name="P1">}</text:p>
      <text:p text:style-name="P1"/>
      <text:p text:style-name="P1">.user-css .bookcover a:hover .booktitle {</text:p>
      <text:p text:style-name="P1"><text:s text:c="4"/>background-color: RGBA(60, 60, 60, 0.9) /*#3C3C3C*/;</text:p>
      <text:p text:style-name="P1"><text:s text:c="4"/>color: RGBA(230, 230, 230, 0.9) /*#E6E6E6*/;</text:p>
      <text:p text:style-name="P1"><text:s text:c="4"/>border-right: 8px RGB(90, 90, 90) /*#5A5A5A*/ solid;</text:p>
      <text:p text:style-name="P1">}</text:p>
      <text:p text:style-name="P1"/>
      <text:p text:style-name="P1">.user-css .bookcover a img {</text:p>
      <text:p text:style-name="P1"><text:s text:c="4"/>opacity: 1;</text:p>
      <text:p text:style-name="P1"><text:s text:c="4"/>box-shadow: 3px 3px 3px RGB(30, 30, 30) /*#1E1E1E*/;</text:p>
      <text:p text:style-name="P1"><text:s text:c="4"/>transition: opacity 0.4s, box-shadow 0.4s;</text:p>
      <text:p text:style-name="P1">}</text:p>
      <text:p text:style-name="P1"/>
      <text:p text:style-name="P1">.user-css .bookcover a:hover img {</text:p>
      <text:p text:style-name="P1"><text:s text:c="4"/>opacity: 0.35;</text:p>
      <text:p text:style-name="P1"><text:s text:c="4"/>box-shadow: 4px 4px 8px RGB(10, 10, 10) /*#0A0A0A*/;</text:p>
      <text:p text:style-name="P1">}</text:p>
      <text:p text:style-name="P1"/>
      <text:p text:style-name="P1"/>
      <text:p text:style-name="P1">/* ======== */</text:p>
      <text:p text:style-name="P1">/* METADATA */</text:p>
      <text:p text:style-name="P1"><text:soft-page-break/>/* ======== */</text:p>
      <text:p text:style-name="P1"/>
      <text:p text:style-name="P1">.user-css-extended .nav-tabs li.active a {</text:p>
      <text:p text:style-name="P1"><text:s text:c="4"/>background-color: RGB(90, 90, 90) /*#5A5A5A*/;</text:p>
      <text:p text:style-name="P1">RGB(135, 206, 235) /*#<text:span text:style-name="T4">87ceeb</text:span>*/;</text:p>
      <text:p text:style-name="P1"><text:s text:c="4"/>box-shadow: none;</text:p>
      <text:p text:style-name="P1">}</text:p>
      <text:p text:style-name="P1"/>
      <text:p text:style-name="P1">/* ==== */</text:p>
      <text:p text:style-name="P1">/* TAGS */</text:p>
      <text:p text:style-name="P1">/* ==== */</text:p>
      <text:p text:style-name="P1"/>
      <text:p text:style-name="P1">.user-css a.tag, .user-css-extended a.tag {</text:p>
      <text:p text:style-name="P1"><text:s text:c="4"/>background: RGB(70, 70, 70) /*464646*/;</text:p>
      <text:p text:style-name="P3"><text:s text:c="4"/>color: RGB(135, 206, 235) /*#<text:span text:style-name="T4">87ceeb</text:span>*/;</text:p>
      <text:p text:style-name="P1"><text:s text:c="4"/>font-family: My Soul;</text:p>
      <text:p text:style-name="P1"><text:s text:c="4"/>border-radius: 0px;</text:p>
      <text:p text:style-name="P1"><text:s/></text:p>
      <text:p text:style-name="P1">}</text:p>
      <text:p text:style-name="P1"><text:s/></text:p>
      <text:p text:style-name="P1">.user-css a.tag:hover, .user-css-extended a.tag:hover {</text:p>
      <text:p text:style-name="P1"><text:s text:c="4"/>background: RGB(60, 60, 60) /*#3C3C3C*/;</text:p>
      <text:p text:style-name="P1"><text:s text:c="4"/>color: RGB(255, 4, 4) /*#FF0000*/;</text:p>
      <text:p text:style-name="P1"><text:s text:c="4"/>border: 0px;</text:p>
      <text:p text:style-name="P1">}</text:p>
      <text:p text:style-name="P1"/>
      <text:p text:style-name="P1">/* ===== */</text:p>
      <text:p text:style-name="P1">/* Rolls */</text:p>
      <text:p text:style-name="P1">/* ===== */</text:p>
      <text:p text:style-name="P1"/>
      <text:p text:style-name="P1">.user-css .label-roller,</text:p>
      <text:p text:style-name="P1">.user-css-extended .label-roller {</text:p>
      <text:p text:style-name="P1"><text:s text:c="4"/>background-color: RGB(90, 100, 110) #5A646E;</text:p>
      <text:p text:style-name="P1"><text:s text:c="4"/>padding: 5px;</text:p>
      <text:p text:style-name="P1"><text:s text:c="4"/>cursor: pointer;</text:p>
      <text:p text:style-name="P1"><text:s text:c="4"/>border-radius: 0px;</text:p>
      <text:p text:style-name="P1"><text:s text:c="4"/>box-shadow: 2px 2px 2px RGB(50, 50, 50) /*#323232*/; </text:p>
      <text:p text:style-name="P1">}</text:p>
      <text:p text:style-name="P1"/>
      <text:p text:style-name="P1">/* ========= */</text:p>
      <text:p text:style-name="P1">/* FOLLOWERS */</text:p>
      <text:p text:style-name="P1">/* ========= */</text:p>
      <text:p text:style-name="P1"/>
      <text:p text:style-name="P1">.user-css .followers-list a {</text:p>
      <text:p text:style-name="P1"><text:s text:c="4"/>border-bottom: 0px;</text:p>
      <text:p text:style-name="P1"><text:s text:c="4"/>padding-top: 6px;</text:p>
      <text:p text:style-name="P1"><text:s text:c="4"/>padding-bottom: 4px;</text:p>
      <text:p text:style-name="P1"><text:s text:c="4"/>padding-right: 10px;</text:p>
      <text:p text:style-name="P1">}</text:p>
      <text:p text:style-name="P1"/>
      <text:p text:style-name="P1">.user-css .followers-list img {</text:p>
      <text:p text:style-name="P1"><text:s text:c="8"/>opacity: 0.6;</text:p>
      <text:p text:style-name="P1"><text:s text:c="8"/>transition: opacity 0.4s, box-shadow 0.4s;</text:p>
      <text:p text:style-name="P1"><text:soft-page-break/><text:s text:c="4"/>border-radius: 0px;</text:p>
      <text:p text:style-name="P1"><text:s text:c="4"/>box-shadow: 3px 3px 4px RGB(30, 30, 30) /*#1E1E1E*/;</text:p>
      <text:p text:style-name="P1">}</text:p>
      <text:p text:style-name="P1"/>
      <text:p text:style-name="P1">.user-css .followers-list img:hover {</text:p>
      <text:p text:style-name="P1"><text:s text:c="8"/>opacity: 0.9;</text:p>
      <text:p text:style-name="P1"><text:s text:c="4"/>box-shadow: 4px 4px 6px RGB(30, 30, 30) /*#1E1E1E*/;</text:p>
      <text:p text:style-name="P1">}</text:p>
      <text:p text:style-name="P1"/>
      <text:p text:style-name="P1">.user-css .followers-list [title]{</text:p>
      <text:p text:style-name="P1"><text:s text:c="8"/>position:relative;</text:p>
      <text:p text:style-name="P1"><text:s text:c="8"/>z-index: 5000;</text:p>
      <text:p text:style-name="P1"><text:s text:c="8"/>font-family: EB Garamond, serif;</text:p>
      <text:p text:style-name="P1"><text:s text:c="8"/>font-size: 12pt;</text:p>
      <text:p text:style-name="P1"><text:s text:c="4"/>color: RGB(135, 206, 235) /*#87ceeb*/;</text:p>
      <text:p text:style-name="P1">}</text:p>
      <text:p text:style-name="P1"/>
      <text:p text:style-name="P1">.user-css .followers-list [title]:after {</text:p>
      <text:p text:style-name="P1"><text:s text:c="8"/>content:attr(title);</text:p>
      <text:p text:style-name="P1"><text:s text:c="8"/>color:#fff;</text:p>
      <text:p text:style-name="P1"><text:s text:c="8"/>background: RGB(30, 30, 30) /*#1E1E1E*/;</text:p>
      <text:p text:style-name="P1"><text:s text:c="8"/>background: RGBA(20,20,20,0.8) /*#141414*/;</text:p>
      <text:p text:style-name="P1"><text:s text:c="8"/>padding:4px;</text:p>
      <text:p text:style-name="P1"><text:s text:c="8"/>position:absolute;</text:p>
      <text:p text:style-name="P1"><text:s text:c="8"/>left:-9999px;</text:p>
      <text:p text:style-name="P1"><text:s text:c="8"/>opacity:0.3;</text:p>
      <text:p text:style-name="P1"><text:s text:c="8"/>bottom:100%;</text:p>
      <text:p text:style-name="P1"><text:s text:c="8"/>white-space:nowrap;</text:p>
      <text:p text:style-name="P1"><text:s text:c="8"/>-webkit-transition:0.15s linear opacity;</text:p>
      <text:p text:style-name="P1"><text:s text:c="8"/>transition: opacity 0.15s linear;</text:p>
      <text:p text:style-name="P1">}</text:p>
      <text:p text:style-name="P1">.user-css .followers-list [title]:hover:after{</text:p>
      <text:p text:style-name="P1"><text:s text:c="8"/>left:5px;</text:p>
      <text:p text:style-name="P1"><text:s text:c="8"/>opacity:1;</text:p>
      <text:p text:style-name="P1">}</text:p>
      <text:p text:style-name="P1"/>
      <text:p text:style-name="P1">/* ========== */</text:p>
      <text:p text:style-name="P1">/* SEARCH BAR */</text:p>
      <text:p text:style-name="P1">/* ========== */</text:p>
      <text:p text:style-name="P1"/>
      <text:p text:style-name="P1">/* THIS STUFF IS COMPLICATED IF YOU HAVE QUESTIONS, ASK ONERIWIEN. */</text:p>
      <text:p text:style-name="P1"/>
      <text:p text:style-name="P1">.user-css .search-form .typeahead-input {</text:p>
      <text:p text:style-name="P1"><text:s text:c="4"/>width: 250px;</text:p>
      <text:p text:style-name="P1"><text:s text:c="4"/>height: 34px;</text:p>
      <text:p text:style-name="P1"><text:s text:c="4"/>padding: 6px 12px;</text:p>
      <text:p text:style-name="P1"><text:s text:c="4"/>font-size: 14px;</text:p>
      <text:p text:style-name="P1"><text:s text:c="4"/>line-height: 1.4;</text:p>
      <text:p text:style-name="P1"><text:s text:c="4"/>color: RGB(135, 206, 235) /*#87CEEB*/;</text:p>
      <text:p text:style-name="P1"><text:s text:c="4"/>background-color: rgba(90,90,90,0.7) /*#5A5A5A*/;</text:p>
      <text:p text:style-name="P1"><text:s text:c="4"/>background-image: none;</text:p>
      <text:p text:style-name="P1"><text:s text:c="4"/>border: 1px solid;</text:p>
      <text:p text:style-name="P1"><text:s text:c="4"/>border-radius: 0px;</text:p>
      <text:p text:style-name="P1"><text:soft-page-break/><text:s text:c="4"/>-webkit-box-shadow: inset 0 1px 1px rgba(0,0,0,0) /*#000000*/;</text:p>
      <text:p text:style-name="P1"><text:s text:c="4"/>box-shadow: inset 0 1px 1px rgba(0,0,0,0) /*#000000*/;</text:p>
      <text:p text:style-name="P1"><text:s text:c="4"/>-webkit-transition: border-color ease-in-out .15s,-webkit-box-shadow ease-in-out .15s;</text:p>
      <text:p text:style-name="P1"><text:s text:c="4"/>-o-transition: border-color ease-in-out .15s,box-shadow ease-in-out .15s;</text:p>
      <text:p text:style-name="P1"><text:s text:c="4"/>transition: border-color ease-in-out .15s,box-shadow ease-in-out .15s;</text:p>
      <text:p text:style-name="P1">}</text:p>
      <text:p text:style-name="P1"/>
      <text:p text:style-name="P1">.user-css .typeahead <text:s/>li .text-muted {</text:p>
      <text:p text:style-name="P1"><text:s text:c="8"/>color: #555 /*rgb(85, 85, 85)*/;</text:p>
      <text:p text:style-name="P1">}</text:p>
      <text:p text:style-name="P1"/>
      <text:p text:style-name="P1">.user-css .typeahead <text:s/>li.active a {</text:p>
      <text:p text:style-name="P1"><text:s text:c="8"/>background: RGB(90, 100, 110) /*#5a646e*/;</text:p>
      <text:p text:style-name="P1"><text:s text:c="8"/>color: RGB(230, 230, 230) /*#E6E6E6*/;</text:p>
      <text:p text:style-name="P1">}</text:p>
      <text:p text:style-name="P1"/>
      <text:p text:style-name="P1">.user-css .typeahead <text:s/>li.active a {</text:p>
      <text:p text:style-name="P1"><text:s text:c="8"/>background: RGB(90, 100, 110) /*#5a646e*/;</text:p>
      <text:p text:style-name="P1"><text:s text:c="8"/>color: RGB(230, 230, 230) /*#E6E6E6*/;</text:p>
      <text:p text:style-name="P1">}</text:p>
      <text:p text:style-name="P1"/>
      <text:p text:style-name="P1">/* ======== */</text:p>
      <text:p text:style-name="P1">/* TIMELINE */</text:p>
      <text:p text:style-name="P1">/* ======== */</text:p>
      <text:p text:style-name="P1"><text:s/></text:p>
      <text:p text:style-name="P1">.page-timeline h1 {</text:p>
      <text:p text:style-name="P1"><text:s text:c="4"/>font-size: 50px;</text:p>
      <text:p text:style-name="P1"><text:s text:c="4"/>text-align: center;</text:p>
      <text:p text:style-name="P1"><text:s text:c="4"/>text-transform: uppercase;</text:p>
      <text:p text:style-name="P1"><text:s text:c="4"/>font-family: EB Garamond, serif;</text:p>
      <text:p text:style-name="P1">font-color: RGB(135, 206, 235) /*87CEEB*/;</text:p>
      <text:p text:style-name="P1"><text:s text:c="4"/>background: -webkit-linear-gradient(RGB(170, 170, 170) /*#AAAAAA*/, RGB(150, 150, 150) /*##969696*/, RGB(130, 130, 130) /*#828282*/, RGB(110, 110, 110) /*#6E6E6E*/, RGB(90, 90, 90), RGB(90, 90, 90)) /*#5A5A5A*/;</text:p>
      <text:p text:style-name="P1"><text:s text:c="4"/>margin-bottom: 20px;</text:p>
      <text:p text:style-name="P1"><text:s text:c="4"/>-webkit-background-clip: text;</text:p>
      <text:p text:style-name="P1"><text:s text:c="4"/>-webkit-text-fill-color: transparent;</text:p>
      <text:p text:style-name="P1">}</text:p>
      <text:p text:style-name="P1"/>
      <text:p text:style-name="P1">.timeline .important {</text:p>
      <text:p text:style-name="P1"><text:s text:c="4"/>font-size: 12px;</text:p>
      <text:p text:style-name="P1">}</text:p>
      <text:p text:style-name="P1"/>
      <text:p text:style-name="P1">.timeline li .timeline-panel {</text:p>
      <text:p text:style-name="P1"><text:s text:c="4"/>border: none;</text:p>
      <text:p text:style-name="P1"><text:s text:c="4"/>border-radius: 0px;</text:p>
      <text:p text:style-name="P1"><text:s text:c="4"/>background: RGBA(130, 130, 130, 0.2) /*#828282*/;</text:p>
      <text:p text:style-name="P1">}</text:p>
      <text:p text:style-name="P1"><text:s/></text:p>
      <text:p text:style-name="P1">.timeline .milestone {</text:p>
      <text:p text:style-name="P1"><text:s text:c="4"/>background: RGB(50, 50, 50) /*#323232*/;</text:p>
      <text:p text:style-name="P1">}</text:p>
      <text:p text:style-name="P1"/>
      <text:p text:style-name="P1">.timeline .header-icon {</text:p>
      <text:p text:style-name="P1"><text:soft-page-break/><text:s text:c="4"/>font-size: 12px;</text:p>
      <text:p text:style-name="P1">}</text:p>
      <text:p text:style-name="P1"/>
      <text:p text:style-name="P1">.timeline .milestone p {</text:p>
      <text:p text:style-name="P1"><text:s text:c="4"/>padding-top: 3px;</text:p>
      <text:p text:style-name="P1">}</text:p>
      <text:p text:style-name="P1"><text:s/></text:p>
      <text:p text:style-name="P1">.timeline:before {</text:p>
      <text:p text:style-name="P1"><text:s text:c="4"/>background-color: RGB(80, 90, 100) /*#505a64*/;</text:p>
      <text:p text:style-name="P1">}</text:p>
      <text:p text:style-name="P1"><text:s/></text:p>
      <text:p text:style-name="P1">.timeline li .tl-circ {</text:p>
      <text:p text:style-name="P1"><text:s text:c="4"/>border: 3px solid RGB(80, 90, 100) /*#505a64*/;</text:p>
      <text:p text:style-name="P1"><text:s text:c="4"/>background: RGB(50, 50, 50) /*#323232*/;</text:p>
      <text:p text:style-name="P1">}</text:p>
      <text:p text:style-name="P1"><text:s/></text:p>
      <text:p text:style-name="P1">/* =============== */</text:p>
      <text:p text:style-name="P1">/* TIMELINE COLORS */</text:p>
      <text:p text:style-name="P1">/* =============== */</text:p>
      <text:p text:style-name="P1"><text:s/></text:p>
      <text:p text:style-name="P1">.timeline .timeline-entry-milestone {</text:p>
      <text:p text:style-name="P1"><text:s text:c="4"/>border: 8px RGB(110, 110, 110) /*#6E6E6E*/ solid;</text:p>
      <text:p text:style-name="P1">}</text:p>
      <text:p text:style-name="P1"><text:s/></text:p>
      <text:p text:style-name="P1">.timeline .timeline-entry-milestone .header-icon {</text:p>
      <text:p text:style-name="P1"><text:s text:c="4"/>border: 8px RGB(80, 90, 100) /*6E6E6E*/ solid;</text:p>
      <text:p text:style-name="P1"><text:s text:c="4"/>color: RGB(255, 4, 4) /*#FF0000*/;</text:p>
      <text:p text:style-name="P1"><text:s text:c="4"/>background-color: #ffffff /*rgb(255, 255, 255)*/;</text:p>
      <text:p text:style-name="P1">}</text:p>
      <text:p text:style-name="P1"><text:s/></text:p>
      <text:p text:style-name="P1">.timeline .major .timeline-panel{</text:p>
      <text:p text:style-name="P1"><text:s text:c="4"/>border-top: 8px RGB(120, 50, 50) /*#783232*/ solid;</text:p>
      <text:p text:style-name="P1">} /* RED COLOR */</text:p>
      <text:p text:style-name="P1"><text:s/></text:p>
      <text:p text:style-name="P1">.timeline .major .header-icon {</text:p>
      <text:p text:style-name="P1"><text:s text:c="4"/>border: 8px RGB(120, 50, 50) /*#783232*/ solid;</text:p>
      <text:p text:style-name="P1"><text:s text:c="4"/>color: RGB(135, 206, 235) /*#87CEEB*/;</text:p>
      <text:p text:style-name="P1"><text:s text:c="4"/>background-color: #ffffff /*rgb(255, 255, 255)*/;</text:p>
      <text:p text:style-name="P1">} /* RED COLOR */</text:p>
      <text:p text:style-name="P1"><text:s/></text:p>
      <text:p text:style-name="P1">.timeline .important .timeline-panel {</text:p>
      <text:p text:style-name="P1"><text:s text:c="4"/>border-top: 8px RGB(170, 120, 50) /*#aa7832*/ solid;</text:p>
      <text:p text:style-name="P1">} /* YELLOW COLOR */</text:p>
      <text:p text:style-name="P1"><text:s/></text:p>
      <text:p text:style-name="P1">.timeline .important .header-icon {</text:p>
      <text:p text:style-name="P1"><text:s text:c="4"/>border: 8px RGB(170, 120, 50) /*#aa7832*/ solid;</text:p>
      <text:p text:style-name="P1"><text:s text:c="4"/>color: RGB(135, 206, 235) /*87CEEB*/;</text:p>
      <text:p text:style-name="P1"><text:s text:c="4"/>background-color: #ffffff /*rgb(255, 255, 255)*/;</text:p>
      <text:p text:style-name="P1">} /* YELLOW COLOR */</text:p>
      <text:p text:style-name="P1"><text:s/></text:p>
      <text:p text:style-name="P1">.timeline .minor .timeline-panel {</text:p>
      <text:p text:style-name="P1"><text:s text:c="4"/>border-top: 8px RGB(50, 120, 50) /*#327832*/ solid;</text:p>
      <text:p text:style-name="P1">} /* GREEN COLOR */</text:p>
      <text:p text:style-name="P1"><text:soft-page-break/><text:s/></text:p>
      <text:p text:style-name="P1">.timeline .minor .header-icon {</text:p>
      <text:p text:style-name="P1"><text:s text:c="4"/>border: 8px RGB(50, 120, 50) /*#327832*/ solid;</text:p>
      <text:p text:style-name="P1"><text:s text:c="4"/>color: RGB(135, 206, 235) /*#87CEEB*/;</text:p>
      <text:p text:style-name="P1"><text:s text:c="4"/>background-color: #ffffff /*rgb(255, 255, 255)*/;</text:p>
      <text:p text:style-name="P1">} /* GREEN COLOR */</text:p>
      <text:p text:style-name="P1"><text:s/></text:p>
      <text:p text:style-name="P1">.timeline .trivial .timeline-panel{</text:p>
      <text:p text:style-name="P1"><text:s text:c="4"/>border-top: 8px RGB(50, 50, 120) /*#323278*/ solid;</text:p>
      <text:p text:style-name="P1">} /* TEAL COLOR */</text:p>
      <text:p text:style-name="P1"><text:s/></text:p>
      <text:p text:style-name="P1">.timeline .trivial .header-icon {</text:p>
      <text:p text:style-name="P1"><text:s text:c="4"/>border: 8px RGB(50, 50, 120) /*#323278*/ solid;</text:p>
      <text:p text:style-name="P1"><text:s text:c="4"/>color: RGB(135, 206, 235) /*#87CEEB*/;</text:p>
      <text:p text:style-name="P1"><text:s text:c="4"/>background-color: #ffffff /*rgb(255, 255, 255)*/;</text:p>
      <text:p text:style-name="P1">} /* TEAL COLOR */</text:p>
      <text:p text:style-name="P1"><text:s/></text:p>
      <text:p text:style-name="P1">.timeline .no-importance .timeline-panel{</text:p>
      <text:p text:style-name="P1"><text:s text:c="4"/>border-top: 8px #c0cbdc /*rgb(192, 203, 220)*/ solid;</text:p>
      <text:p text:style-name="P1">}</text:p>
      <text:p text:style-name="P1"><text:s/></text:p>
      <text:p text:style-name="P1">.timeline .no-importance .header-icon {</text:p>
      <text:p text:style-name="P1"><text:s text:c="4"/>border: 8px #c0cbdc /*rgb(192, 203, 220)*/ solid;</text:p>
      <text:p text:style-name="P1"><text:s text:c="4"/>color: #c0cbdc /*rgb(192, 203, 220)*/;</text:p>
      <text:p text:style-name="P1"><text:s text:c="4"/>background-color: #ffffff /*rgb(255, 255, 255)*/;</text:p>
      <text:p text:style-name="P1">}</text:p>
      <text:p text:style-name="P1"/>
      <text:p text:style-name="P1">/* =============== */</text:p>
      <text:p text:style-name="P1">/* TIMELINE ARROWS */</text:p>
      <text:p text:style-name="P1">/* =============== */</text:p>
      <text:p text:style-name="P1"/>
      <text:p text:style-name="P1">.timeline li .timeline-panel:before {</text:p>
      <text:p text:style-name="P1"><text:s text:c="2"/>position: absolute;</text:p>
      <text:p text:style-name="P1"><text:s text:c="2"/>top: 26px;</text:p>
      <text:p text:style-name="P1"><text:s text:c="2"/>right: -15px;</text:p>
      <text:p text:style-name="P1"><text:s text:c="2"/>display: inline-block;</text:p>
      <text:p text:style-name="P1"><text:s text:c="2"/>border-top: 15px solid transparent;</text:p>
      <text:p text:style-name="P1"><text:s text:c="2"/>border-left: 15px solid RGBA(110, 110, 110, 0.2) /*#6e6e6e*/;</text:p>
      <text:p text:style-name="P1"><text:s text:c="2"/>border-right: 0 solid RGBA(110, 110, 110, 0.2) /*#6e6e6e*/;</text:p>
      <text:p text:style-name="P1"><text:s text:c="2"/>border-bottom: 15px solid transparent;</text:p>
      <text:p text:style-name="P2"><text:s text:c="2"/>content: rgb(255, 255, 255) /<text:span text:style-name="T2">*#ffffff*/</text:span> ;</text:p>
      <text:p text:style-name="P1">}</text:p>
      <text:p text:style-name="P1"><text:s/></text:p>
      <text:p text:style-name="P1">.timeline li .timeline-panel:after {</text:p>
      <text:p text:style-name="P1"><text:s text:c="2"/>position: absolute;</text:p>
      <text:p text:style-name="P1"><text:s text:c="2"/>top: 27px;</text:p>
      <text:p text:style-name="P1"><text:s text:c="2"/>right: -14px;</text:p>
      <text:p text:style-name="P1"><text:s text:c="2"/>display: inline-block;</text:p>
      <text:p text:style-name="P1"><text:s text:c="2"/>border-top: 14px solid transparent;</text:p>
      <text:p text:style-name="P1"><text:s text:c="2"/>border-left: 14px solid RGBA(110, 110, 110, 0.2) /*#6e6e6e*/;</text:p>
      <text:p text:style-name="P1"><text:s text:c="2"/>border-right: 0 solid RGBA(110, 110, 110, 0.2) /*#6e6e6e*/;</text:p>
      <text:p text:style-name="P1"><text:s text:c="2"/>border-bottom: 14px solid transparent;</text:p>
      <text:p text:style-name="P1"><text:s text:c="2"/>content: <text:s/>;</text:p>
      <text:p text:style-name="P1"><text:soft-page-break/>}</text:p>
      <text:p text:style-name="P1"><text:s/></text:p>
      <text:p text:style-name="P1">.timeline li .timeline-panel.noarrow:before, .timeline li .timeline-panel.noarrow:after {</text:p>
      <text:p text:style-name="P1"><text:s text:c="2"/>top:0;</text:p>
      <text:p text:style-name="P1"><text:s text:c="2"/>right:0;</text:p>
      <text:p text:style-name="P1"><text:s text:c="2"/>display: none;</text:p>
      <text:p text:style-name="P1"><text:s text:c="2"/>border: 0;</text:p>
      <text:p text:style-name="P1">}</text:p>
      <text:p text:style-name="P1">.user-css-presentation #world-navigation-sidebar {</text:p>
      <text:p text:style-name="P1"><text:s text:c="4"/>width: 35%; /*stops width from stretching if maps have long descriptions*/</text:p>
      <text:p text:style-name="P1"><text:s text:c="4"/>scrollbar-color: #444 /*#282828*/; /*scrollbar color*/</text:p>
      <text:p text:style-name="P1"><text:s text:c="4"/>background: rgba(50,50,50,1) /*#323232*/;</text:p>
      <text:p text:style-name="P1"><text:s text:c="4"/>box-shadow: 5px 13px 20px rgba(0,0,0,0.4) /*#000000*/; /*shadow*/</text:p>
      <text:p text:style-name="P1">}</text:p>
      <text:p text:style-name="P1"/>
      <text:p text:style-name="P1">.user-css-presentation .world-navigation-palette-trigger {</text:p>
      <text:p text:style-name="P1"><text:s text:c="4"/>padding: 10px; /*centers icon*/</text:p>
      <text:p text:style-name="P1"><text:s text:c="4"/>background: <text:span text:style-name="T1">#87CEEB /*rgb(135, 206, 235)*/</text:span>;</text:p>
      <text:p text:style-name="P1"><text:s text:c="4"/>color: black;</text:p>
      <text:p text:style-name="P1">}</text:p>
      <text:p text:style-name="P1"/>
      <text:p text:style-name="P1">.user-css-presentation .world-navigation-palette-trigger:hover <text:s/>{</text:p>
      <text:p text:style-name="P1"><text:s text:c="4"/>color: white; /*hover color*/</text:p>
      <text:p text:style-name="P1">}</text:p>
      <text:p text:style-name="P1"/>
      <text:p text:style-name="P1">.user-css-presentation #world-navigation-sidebar .category-list h6 ul li {</text:p>
      <text:p text:style-name="P1"><text:s text:c="4"/>padding-top: 8px; /*fix padding for child articles in ToC*/</text:p>
      <text:p text:style-name="P1">}</text:p>
      <text:p text:style-name="P1"/>
      <text:p text:style-name="P1">.user-css-presentation #world-navigation-sidebar h2 {</text:p>
      <text:p text:style-name="P1"><text:s text:c="4"/>font-size: 30px;</text:p>
      <text:p text:style-name="P1">font-color: RGB(135, 206, 235) /*#87CEEB*/;</text:p>
      <text:p text:style-name="P1">} /*legibility fixes*/</text:p>
      <text:p text:style-name="P1"/>
      <text:p text:style-name="P1">.user-css-presentation #world-navigation-sidebar a,</text:p>
      <text:p text:style-name="P1">.user-css-presentation #world-navigation-sidebar p,</text:p>
      <text:p text:style-name="P1">.user-css-presentation #world-navigation-sidebar strong,</text:p>
      <text:p text:style-name="P1">.user-css-presentation #world-navigation-sidebar li{</text:p>
      <text:p text:style-name="P1"><text:s text:c="4"/>font-size: 16px;</text:p>
      <text:p text:style-name="P1"><text:s text:c="4"/>line-height: 1.5;</text:p>
      <text:p text:style-name="P1"><text:s text:c="4"/>color: #0fba20 /*rgb(15, 186, 32)*/;</text:p>
      <text:p text:style-name="P1">} /*legibility fixes*/</text:p>
      <text:p text:style-name="P1"/>
      <text:p text:style-name="P1">/* https://www.worldanvil.com/css/presentation/styles.css?v= */</text:p>
      <text:p text:style-name="P1"/>
      <text:p text:style-name="P1">/<text:span text:style-name="T3">*.</text:span><text:span text:style-name="T5">user-css.presentation </text:span>h1 {</text:p>
      <text:p text:style-name="P1"><text:s text:c="2"/>/* color: #4e392ffc */</text:p>
      <text:p text:style-name="P1"><text:s text:c="2"/>color: /<text:span text:style-name="T3">* </text:span>#337ab7; <text:span text:style-name="T3">*/</text:span></text:p>
      <text:p text:style-name="P1">}</text:p>
      <text:p text:style-name="P5">*/</text:p>
      <text:p text:style-name="P6">*/</text:p>
      <text:p text:style-name="P7"><text:span text:style-name="T13">/</text:span><text:span text:style-name="T14">*</text:span><text:span text:style-name="T10">text-shadow:</text:span><text:span text:style-name="T11">0px 5px 15px #fafa00;</text:span><text:span text:style-name="T12">yellowblur</text:span><text:span text:style-name="T14">*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modern" style:font-pitch="fixed"/>
    <style:font-face style:name="Malgun Gothic1" svg:font-family="'Malgun Gothic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Source Sans Pro" svg:font-family="'Source Sans Pro'" style:font-family-generic="swiss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Malgun Gothic1" style:font-size-asian="10.5pt" style:language-asian="ko" style:country-asian="KR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Malgun Gothic1" style:font-size-asian="10.5pt" style:language-asian="ko" style:country-asian="KR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algun Gothic1" style:font-family-asian="'Malgun Gothi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Malgun Gothic" style:font-family-asian="'Malgun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0T20:07:42.292000000</meta:creation-date>
    <dc:date>2023-02-06T17:31:28.466000000</dc:date>
    <meta:editing-duration>PT9H23M6S</meta:editing-duration>
    <meta:editing-cycles>28</meta:editing-cycles>
    <meta:generator>LibreOffice/7.4.3.2$Windows_X86_64 LibreOffice_project/1048a8393ae2eeec98dff31b5c133c5f1d08b890</meta:generator>
    <meta:document-statistic meta:table-count="0" meta:image-count="0" meta:object-count="0" meta:page-count="20" meta:paragraph-count="931" meta:word-count="2943" meta:character-count="27714" meta:non-whitespace-character-count="23968"/>
  </office:meta>
</office:document-meta>
</file>